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Narrow" svg:font-family="'Arial Narrow'"/>
    <style:font-face style:name="OpenSymbol" svg:font-family="OpenSymbol"/>
    <style:font-face style:name="Sans Serif" svg:font-family="'Sans Serif'"/>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fo:color="#000000" style:font-name="Times New Roman" fo:font-size="12pt"/>
    </style:style>
    <style:style style:name="P2" style:family="paragraph" style:parent-style-name="Standard">
      <style:paragraph-properties fo:margin-left="2cm" fo:margin-right="0cm" fo:text-indent="-0.635cm" style:auto-text-indent="false"/>
      <style:text-properties fo:color="#000000" style:font-name="Times New Roman" fo:font-size="12pt"/>
    </style:style>
    <style:style style:name="P3" style:family="paragraph" style:parent-style-name="Standard">
      <style:paragraph-properties fo:margin-left="2cm" fo:margin-right="0cm" fo:text-indent="-0.635cm" style:auto-text-indent="false"/>
    </style:style>
    <style:style style:name="P4" style:family="paragraph" style:parent-style-name="Standard">
      <style:text-properties fo:color="#000000" style:font-name="Times New Roman" fo:font-size="12pt"/>
    </style:style>
    <style:style style:name="P5" style:family="paragraph" style:parent-style-name="Standard">
      <style:paragraph-properties fo:margin-left="2cm" fo:margin-right="0cm" fo:text-indent="-0.635cm" style:auto-text-indent="false"/>
    </style:style>
    <style:style style:name="P6" style:family="paragraph" style:parent-style-name="Standard">
      <style:paragraph-properties fo:margin-left="2cm" fo:margin-right="0cm" fo:text-indent="-0.635cm" style:auto-text-indent="false"/>
      <style:text-properties fo:color="#000000" style:font-name="Times New Roman" fo:font-size="12pt"/>
    </style:style>
    <style:style style:name="P7" style:family="paragraph" style:parent-style-name="Standard" style:list-style-name="L2">
      <style:paragraph-properties fo:margin-left="2cm" fo:margin-right="0cm" fo:text-indent="-0.635cm" style:auto-text-indent="false"/>
      <style:text-properties fo:color="#000000" style:font-name="Times New Roman" fo:font-size="12pt"/>
    </style:style>
    <style:style style:name="P8" style:family="paragraph" style:parent-style-name="Standard" style:list-style-name="L2">
      <style:paragraph-properties fo:margin-left="2cm" fo:margin-right="0cm" fo:text-indent="-0.635cm" style:auto-text-indent="false"/>
    </style:style>
    <style:style style:name="P9" style:family="paragraph" style:parent-style-name="Standard" style:list-style-name="L2">
      <style:paragraph-properties fo:margin-left="2cm" fo:margin-right="0cm" fo:text-indent="-0.635cm" style:auto-text-indent="false"/>
      <style:text-properties style:font-name="Times New Roman"/>
    </style:style>
    <style:style style:name="T1" style:family="text">
      <style:text-properties style:font-name="Sans Serif"/>
    </style:style>
    <style:style style:name="T2" style:family="text">
      <style:text-properties fo:color="#000000" style:font-name="Sans Serif" fo:font-size="12pt"/>
    </style:style>
    <style:style style:name="T3" style:family="text">
      <style:text-properties fo:color="#000000" style:font-name="Times New Roman" fo:font-size="12pt"/>
    </style:style>
    <style:style style:name="T4" style:family="text">
      <style:text-properties fo:color="#000000"/>
    </style:style>
    <style:style style:name="T5" style:family="text">
      <style:text-properties fo:color="#000000" style:font-name="Sans Serif" fo:font-size="12pt"/>
    </style:style>
    <style:style style:name="T6" style:family="text">
      <style:text-properties fo:color="#000000" style:font-name="Times New Roman" fo:font-size="12pt"/>
    </style:style>
    <style:style style:name="T7" style:family="text">
      <style:text-properties style:font-name="Sans Serif"/>
    </style:style>
    <style:style style:name="T8" style:family="text">
      <style:text-properties fo:font-size="12pt"/>
    </style:style>
    <style:style style:name="T9" style:family="text">
      <style:text-properties fo:color="#ffff00" style:font-name="Arial Narrow" fo:font-size="10pt"/>
    </style:style>
    <style:style style:name="T10" style:family="text">
      <style:text-properties style:font-name="Times New Roman"/>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text:id="ct194244096">
          <text:format-change>
            <office:change-info>
              <dc:creator>Tamino Dauth</dc:creator>
              <dc:date>2010-08-21T16:12:00</dc:date>
            </office:change-info>
          </text:format-change>
        </text:changed-region>
        <text:changed-region text:id="ct188260992">
          <text:deletion>
            <office:change-info>
              <dc:creator>Tamino Dauth</dc:creator>
              <dc:date>2010-08-21T16:01:00</dc:date>
            </office:change-info>
            <text:p text:style-name="P1"><text:span text:style-name="T1">"</text:span></text:p>
          </text:deletion>
        </text:changed-region>
        <text:changed-region text:id="ct194230736">
          <text:insertion>
            <office:change-info>
              <dc:creator>Tamino Dauth</dc:creator>
              <dc:date>2010-08-21T16:01:00</dc:date>
            </office:change-info>
          </text:insertion>
        </text:changed-region>
        <text:changed-region text:id="ct183071680">
          <text:format-change>
            <office:change-info>
              <dc:creator>Tamino Dauth</dc:creator>
              <dc:date>2010-08-21T16:12:00</dc:date>
            </office:change-info>
          </text:format-change>
        </text:changed-region>
        <text:changed-region text:id="ct194257696">
          <text:deletion>
            <office:change-info>
              <dc:creator>Tamino Dauth</dc:creator>
              <dc:date>2010-08-21T16:01:00</dc:date>
            </office:change-info>
            <text:p text:style-name="P1"><text:span text:style-name="T1">"</text:span></text:p>
          </text:deletion>
        </text:changed-region>
        <text:changed-region text:id="ct194227384">
          <text:insertion>
            <office:change-info>
              <dc:creator>Tamino Dauth</dc:creator>
              <dc:date>2010-08-21T16:01:00</dc:date>
            </office:change-info>
          </text:insertion>
        </text:changed-region>
        <text:changed-region text:id="ct183071936">
          <text:format-change>
            <office:change-info>
              <dc:creator>Tamino Dauth</dc:creator>
              <dc:date>2010-08-21T16:12:00</dc:date>
            </office:change-info>
          </text:format-change>
        </text:changed-region>
        <text:changed-region text:id="ct194280768">
          <text:deletion>
            <office:change-info>
              <dc:creator>Tamino Dauth</dc:creator>
              <dc:date>2010-08-21T16:00:00</dc:date>
            </office:change-info>
            <text:p text:style-name="P2"><text:span text:style-name="T1">- </text:span></text:p>
          </text:deletion>
        </text:changed-region>
        <text:changed-region text:id="ct183072064">
          <text:format-change>
            <office:change-info>
              <dc:creator>Tamino Dauth</dc:creator>
              <dc:date>2010-08-21T16:12:00</dc:date>
            </office:change-info>
          </text:format-change>
        </text:changed-region>
        <text:changed-region text:id="ct194281448">
          <text:deletion>
            <office:change-info>
              <dc:creator>Tamino Dauth</dc:creator>
              <dc:date>2010-08-21T16:01:00</dc:date>
            </office:change-info>
            <text:p text:style-name="P2"><text:span text:style-name="T1">"</text:span></text:p>
          </text:deletion>
        </text:changed-region>
        <text:changed-region text:id="ct194335320">
          <text:insertion>
            <office:change-info>
              <dc:creator>Tamino Dauth</dc:creator>
              <dc:date>2010-08-21T16:01:00</dc:date>
            </office:change-info>
          </text:insertion>
        </text:changed-region>
        <text:changed-region text:id="ct194675784">
          <text:format-change>
            <office:change-info>
              <dc:creator>Tamino Dauth</dc:creator>
              <dc:date>2010-08-21T16:12:00</dc:date>
            </office:change-info>
          </text:format-change>
        </text:changed-region>
        <text:changed-region text:id="ct194280152">
          <text:deletion>
            <office:change-info>
              <dc:creator>Tamino Dauth</dc:creator>
              <dc:date>2010-08-21T16:00:00</dc:date>
            </office:change-info>
            <text:p text:style-name="P2"><text:span text:style-name="T1">"</text:span></text:p>
          </text:deletion>
        </text:changed-region>
        <text:changed-region text:id="ct194279200">
          <text:insertion>
            <office:change-info>
              <dc:creator>Tamino Dauth</dc:creator>
              <dc:date>2010-08-21T16:00:00</dc:date>
            </office:change-info>
          </text:insertion>
        </text:changed-region>
        <text:changed-region text:id="ct194676040">
          <text:format-change>
            <office:change-info>
              <dc:creator>Tamino Dauth</dc:creator>
              <dc:date>2010-08-21T16:12:00</dc:date>
            </office:change-info>
          </text:format-change>
        </text:changed-region>
        <text:changed-region text:id="ct194227072">
          <text:deletion>
            <office:change-info>
              <dc:creator>Tamino Dauth</dc:creator>
              <dc:date>2010-08-21T16:00:00</dc:date>
            </office:change-info>
            <text:p text:style-name="P2"><text:span text:style-name="T1">- </text:span></text:p>
          </text:deletion>
        </text:changed-region>
        <text:changed-region text:id="ct194676168">
          <text:format-change>
            <office:change-info>
              <dc:creator>Tamino Dauth</dc:creator>
              <dc:date>2010-08-21T16:12:00</dc:date>
            </office:change-info>
          </text:format-change>
        </text:changed-region>
        <text:changed-region text:id="ct194276280">
          <text:deletion>
            <office:change-info>
              <dc:creator>Tamino Dauth</dc:creator>
              <dc:date>2010-08-21T16:01:00</dc:date>
            </office:change-info>
            <text:p text:style-name="P2"><text:span text:style-name="T1">"</text:span></text:p>
          </text:deletion>
        </text:changed-region>
        <text:changed-region text:id="ct188256600">
          <text:insertion>
            <office:change-info>
              <dc:creator>Tamino Dauth</dc:creator>
              <dc:date>2010-08-21T16:01:00</dc:date>
            </office:change-info>
          </text:insertion>
        </text:changed-region>
        <text:changed-region text:id="ct194676424">
          <text:format-change>
            <office:change-info>
              <dc:creator>Tamino Dauth</dc:creator>
              <dc:date>2010-08-21T16:12:00</dc:date>
            </office:change-info>
          </text:format-change>
        </text:changed-region>
        <text:changed-region text:id="ct188262136">
          <text:deletion>
            <office:change-info>
              <dc:creator>Tamino Dauth</dc:creator>
              <dc:date>2010-08-21T16:01:00</dc:date>
            </office:change-info>
            <text:p text:style-name="P2"><text:span text:style-name="T1">"</text:span></text:p>
          </text:deletion>
        </text:changed-region>
        <text:changed-region text:id="ct194273616">
          <text:insertion>
            <office:change-info>
              <dc:creator>Tamino Dauth</dc:creator>
              <dc:date>2010-08-21T16:01:00</dc:date>
            </office:change-info>
          </text:insertion>
        </text:changed-region>
        <text:changed-region text:id="ct194676680">
          <text:format-change>
            <office:change-info>
              <dc:creator>Tamino Dauth</dc:creator>
              <dc:date>2010-08-21T16:12:00</dc:date>
            </office:change-info>
          </text:format-change>
        </text:changed-region>
        <text:changed-region text:id="ct194317632">
          <text:deletion>
            <office:change-info>
              <dc:creator>Tamino Dauth</dc:creator>
              <dc:date>2010-08-21T16:00:00</dc:date>
            </office:change-info>
            <text:p text:style-name="P2"><text:span text:style-name="T1">- </text:span></text:p>
          </text:deletion>
        </text:changed-region>
        <text:changed-region text:id="ct194676808">
          <text:format-change>
            <office:change-info>
              <dc:creator>Tamino Dauth</dc:creator>
              <dc:date>2010-08-21T16:12:00</dc:date>
            </office:change-info>
          </text:format-change>
        </text:changed-region>
        <text:changed-region text:id="ct194309296">
          <text:deletion>
            <office:change-info>
              <dc:creator>Tamino Dauth</dc:creator>
              <dc:date>2010-08-21T16:01:00</dc:date>
            </office:change-info>
            <text:p text:style-name="P2"><text:span text:style-name="T1">"</text:span></text:p>
          </text:deletion>
        </text:changed-region>
        <text:changed-region text:id="ct194273712">
          <text:insertion>
            <office:change-info>
              <dc:creator>Tamino Dauth</dc:creator>
              <dc:date>2010-08-21T16:01:00</dc:date>
            </office:change-info>
          </text:insertion>
        </text:changed-region>
        <text:changed-region text:id="ct194677064">
          <text:format-change>
            <office:change-info>
              <dc:creator>Tamino Dauth</dc:creator>
              <dc:date>2010-08-21T16:12:00</dc:date>
            </office:change-info>
          </text:format-change>
        </text:changed-region>
        <text:changed-region text:id="ct194223832">
          <text:deletion>
            <office:change-info>
              <dc:creator>Tamino Dauth</dc:creator>
              <dc:date>2010-08-21T16:01:00</dc:date>
            </office:change-info>
            <text:p text:style-name="P2"><text:span text:style-name="T1">"</text:span></text:p>
          </text:deletion>
        </text:changed-region>
        <text:changed-region text:id="ct194331424">
          <text:insertion>
            <office:change-info>
              <dc:creator>Tamino Dauth</dc:creator>
              <dc:date>2010-08-21T16:01:00</dc:date>
            </office:change-info>
          </text:insertion>
        </text:changed-region>
        <text:changed-region text:id="ct194677320">
          <text:format-change>
            <office:change-info>
              <dc:creator>Tamino Dauth</dc:creator>
              <dc:date>2010-08-21T16:12:00</dc:date>
            </office:change-info>
          </text:format-change>
        </text:changed-region>
        <text:changed-region text:id="ct194223000">
          <text:deletion>
            <office:change-info>
              <dc:creator>Tamino Dauth</dc:creator>
              <dc:date>2010-08-21T16:00:00</dc:date>
            </office:change-info>
            <text:p text:style-name="P2"><text:span text:style-name="T1">- </text:span></text:p>
          </text:deletion>
        </text:changed-region>
        <text:changed-region text:id="ct194677448">
          <text:format-change>
            <office:change-info>
              <dc:creator>Tamino Dauth</dc:creator>
              <dc:date>2010-08-21T16:12:00</dc:date>
            </office:change-info>
          </text:format-change>
        </text:changed-region>
        <text:changed-region text:id="ct194217264">
          <text:deletion>
            <office:change-info>
              <dc:creator>Tamino Dauth</dc:creator>
              <dc:date>2010-08-21T16:01:00</dc:date>
            </office:change-info>
            <text:p text:style-name="P3"><text:span text:style-name="T2">- </text:span></text:p>
          </text:deletion>
        </text:changed-region>
        <text:changed-region text:id="ct194677576">
          <text:format-change>
            <office:change-info>
              <dc:creator>Tamino Dauth</dc:creator>
              <dc:date>2010-08-21T16:12:00</dc:date>
            </office:change-info>
          </text:format-change>
        </text:changed-region>
        <text:changed-region text:id="ct194187528">
          <text:deletion>
            <office:change-info>
              <dc:creator>Tamino Dauth</dc:creator>
              <dc:date>2010-08-21T16:59:00</dc:date>
            </office:change-info>
            <text:p text:style-name="P3"><text:span text:style-name="T3">NOCH keinen Namen</text:span></text:p>
          </text:deletion>
        </text:changed-region>
        <text:changed-region text:id="ct180063272">
          <text:insertion>
            <office:change-info>
              <dc:creator>Tamino Dauth</dc:creator>
              <dc:date>2010-08-21T16:59:00</dc:date>
            </office:change-info>
          </text:insertion>
        </text:changed-region>
        <text:changed-region text:id="ct195398296">
          <text:format-change>
            <office:change-info>
              <dc:creator>Tamino Dauth</dc:creator>
              <dc:date>2010-08-21T16:12:00</dc:date>
            </office:change-info>
          </text:format-change>
        </text:changed-region>
        <text:changed-region text:id="ct194237840">
          <text:deletion>
            <office:change-info>
              <dc:creator>Tamino Dauth</dc:creator>
              <dc:date>2010-08-21T16:01:00</dc:date>
            </office:change-info>
            <text:p text:style-name="P3"><text:span text:style-name="T2">- </text:span></text:p>
          </text:deletion>
        </text:changed-region>
        <text:changed-region text:id="ct194677704">
          <text:format-change>
            <office:change-info>
              <dc:creator>Tamino Dauth</dc:creator>
              <dc:date>2010-08-21T16:12:00</dc:date>
            </office:change-info>
          </text:format-change>
        </text:changed-region>
        <text:changed-region text:id="ct194336168">
          <text:deletion>
            <office:change-info>
              <dc:creator>Tamino Dauth</dc:creator>
              <dc:date>2010-08-21T16:01:00</dc:date>
            </office:change-info>
            <text:p text:style-name="P2"><text:span text:style-name="T1">- </text:span></text:p>
          </text:deletion>
        </text:changed-region>
        <text:changed-region text:id="ct194677832">
          <text:format-change>
            <office:change-info>
              <dc:creator>Tamino Dauth</dc:creator>
              <dc:date>2010-08-21T16:12:00</dc:date>
            </office:change-info>
          </text:format-change>
        </text:changed-region>
        <text:changed-region text:id="ct188540168">
          <text:insertion>
            <office:change-info>
              <dc:creator>Tamino Dauth</dc:creator>
              <dc:date>2010-08-21T16:00:00</dc:date>
            </office:change-info>
          </text:insertion>
        </text:changed-region>
        <text:changed-region text:id="ct194677960">
          <text:format-change>
            <office:change-info>
              <dc:creator>Tamino Dauth</dc:creator>
              <dc:date>2010-08-21T16:12:00</dc:date>
            </office:change-info>
          </text:format-change>
        </text:changed-region>
        <text:changed-region text:id="ct188497416">
          <text:deletion>
            <office:change-info>
              <dc:creator>Tamino Dauth</dc:creator>
              <dc:date>2010-08-21T15:58:00</dc:date>
            </office:change-info>
            <text:p text:style-name="P1"><text:span text:style-name="T1">a</text:span></text:p>
          </text:deletion>
        </text:changed-region>
        <text:changed-region text:id="ct194678088">
          <text:format-change>
            <office:change-info>
              <dc:creator>Tamino Dauth</dc:creator>
              <dc:date>2010-08-21T16:12:00</dc:date>
            </office:change-info>
          </text:format-change>
        </text:changed-region>
        <text:changed-region text:id="ct195038720">
          <text:deletion>
            <office:change-info>
              <dc:creator>Tamino Dauth</dc:creator>
              <dc:date>2010-08-21T17:00:00</dc:date>
            </office:change-info>
            <text:p text:style-name="P1">"</text:p>
          </text:deletion>
        </text:changed-region>
        <text:changed-region text:id="ct186032552">
          <text:insertion>
            <office:change-info>
              <dc:creator>Tamino Dauth</dc:creator>
              <dc:date>2010-08-21T17:00:00</dc:date>
            </office:change-info>
          </text:insertion>
        </text:changed-region>
        <text:changed-region text:id="ct194428328">
          <text:format-change>
            <office:change-info>
              <dc:creator>Tamino Dauth</dc:creator>
              <dc:date>2010-08-21T16:12:00</dc:date>
            </office:change-info>
          </text:format-change>
        </text:changed-region>
        <text:changed-region text:id="ct194209752">
          <text:deletion>
            <office:change-info>
              <dc:creator>Tamino Dauth</dc:creator>
              <dc:date>2010-08-21T17:00:00</dc:date>
            </office:change-info>
            <text:p text:style-name="P1">"</text:p>
          </text:deletion>
        </text:changed-region>
        <text:changed-region text:id="ct191644272">
          <text:insertion>
            <office:change-info>
              <dc:creator>Tamino Dauth</dc:creator>
              <dc:date>2010-08-21T17:00:00</dc:date>
            </office:change-info>
          </text:insertion>
        </text:changed-region>
        <text:changed-region text:id="ct194416920">
          <text:format-change>
            <office:change-info>
              <dc:creator>Tamino Dauth</dc:creator>
              <dc:date>2010-08-21T16:12:00</dc:date>
            </office:change-info>
          </text:format-change>
        </text:changed-region>
        <text:changed-region text:id="ct184364288">
          <text:insertion>
            <office:change-info>
              <dc:creator>Tamino Dauth</dc:creator>
              <dc:date>2010-08-21T16:05:00</dc:date>
            </office:change-info>
          </text:insertion>
        </text:changed-region>
        <text:changed-region text:id="ct194678216">
          <text:format-change>
            <office:change-info>
              <dc:creator>Tamino Dauth</dc:creator>
              <dc:date>2010-08-21T16:12:00</dc:date>
            </office:change-info>
          </text:format-change>
        </text:changed-region>
        <text:changed-region text:id="ct188513728">
          <text:deletion>
            <office:change-info>
              <dc:creator>Tamino Dauth</dc:creator>
              <dc:date>2010-08-21T16:05:00</dc:date>
            </office:change-info>
            <text:p text:style-name="P1"><text:span text:style-name="T1">s</text:span></text:p>
          </text:deletion>
        </text:changed-region>
        <text:changed-region text:id="ct182505416">
          <text:insertion>
            <office:change-info>
              <dc:creator>Tamino Dauth</dc:creator>
              <dc:date>2010-08-21T16:05:00</dc:date>
            </office:change-info>
          </text:insertion>
        </text:changed-region>
        <text:changed-region text:id="ct194678472">
          <text:format-change>
            <office:change-info>
              <dc:creator>Tamino Dauth</dc:creator>
              <dc:date>2010-08-21T16:12:00</dc:date>
            </office:change-info>
          </text:format-change>
        </text:changed-region>
        <text:changed-region text:id="ct182006096">
          <text:insertion>
            <office:change-info>
              <dc:creator>Tamino Dauth</dc:creator>
              <dc:date>2010-08-21T16:05:00</dc:date>
            </office:change-info>
          </text:insertion>
        </text:changed-region>
        <text:changed-region text:id="ct194678600">
          <text:format-change>
            <office:change-info>
              <dc:creator>Tamino Dauth</dc:creator>
              <dc:date>2010-08-21T16:12:00</dc:date>
            </office:change-info>
          </text:format-change>
        </text:changed-region>
        <text:changed-region text:id="ct195409624">
          <text:deletion>
            <office:change-info>
              <dc:creator>Tamino Dauth</dc:creator>
              <dc:date>2010-08-21T17:00:00</dc:date>
            </office:change-info>
            <text:p text:style-name="P1">"</text:p>
          </text:deletion>
        </text:changed-region>
        <text:changed-region text:id="ct195132096">
          <text:insertion>
            <office:change-info>
              <dc:creator>Tamino Dauth</dc:creator>
              <dc:date>2010-08-21T17:00:00</dc:date>
            </office:change-info>
          </text:insertion>
        </text:changed-region>
        <text:changed-region text:id="ct191958008">
          <text:format-change>
            <office:change-info>
              <dc:creator>Tamino Dauth</dc:creator>
              <dc:date>2010-08-21T16:12:00</dc:date>
            </office:change-info>
          </text:format-change>
        </text:changed-region>
        <text:changed-region text:id="ct195328856">
          <text:deletion>
            <office:change-info>
              <dc:creator>Tamino Dauth</dc:creator>
              <dc:date>2010-08-21T16:17:00</dc:date>
            </office:change-info>
            <text:p text:style-name="P1">[??? Alternatives Werkzeug] </text:p>
          </text:deletion>
        </text:changed-region>
        <text:changed-region text:id="ct195356456">
          <text:format-change>
            <office:change-info>
              <dc:creator>Tamino Dauth</dc:creator>
              <dc:date>2010-08-21T16:12:00</dc:date>
            </office:change-info>
          </text:format-change>
        </text:changed-region>
        <text:changed-region text:id="ct195421384">
          <text:deletion>
            <office:change-info>
              <dc:creator>Tamino Dauth</dc:creator>
              <dc:date>2010-08-21T17:00:00</dc:date>
            </office:change-info>
            <text:p text:style-name="P1">"</text:p>
          </text:deletion>
        </text:changed-region>
        <text:changed-region text:id="ct194939656">
          <text:insertion>
            <office:change-info>
              <dc:creator>Tamino Dauth</dc:creator>
              <dc:date>2010-08-21T17:00:00</dc:date>
            </office:change-info>
          </text:insertion>
        </text:changed-region>
        <text:changed-region text:id="ct195196080">
          <text:format-change>
            <office:change-info>
              <dc:creator>Tamino Dauth</dc:creator>
              <dc:date>2010-08-21T16:12:00</dc:date>
            </office:change-info>
          </text:format-change>
        </text:changed-region>
        <text:changed-region text:id="ct194184200">
          <text:deletion>
            <office:change-info>
              <dc:creator>Tamino Dauth</dc:creator>
              <dc:date>2010-08-21T17:00:00</dc:date>
            </office:change-info>
            <text:p text:style-name="P1">"</text:p>
          </text:deletion>
        </text:changed-region>
        <text:changed-region text:id="ct182112072">
          <text:insertion>
            <office:change-info>
              <dc:creator>Tamino Dauth</dc:creator>
              <dc:date>2010-08-21T17:00:00</dc:date>
            </office:change-info>
          </text:insertion>
        </text:changed-region>
        <text:changed-region text:id="ct183138784">
          <text:format-change>
            <office:change-info>
              <dc:creator>Tamino Dauth</dc:creator>
              <dc:date>2010-08-21T16:12:00</dc:date>
            </office:change-info>
          </text:format-change>
        </text:changed-region>
        <text:changed-region text:id="ct195316960">
          <text:deletion>
            <office:change-info>
              <dc:creator>Tamino Dauth</dc:creator>
              <dc:date>2010-08-21T17:00:00</dc:date>
            </office:change-info>
            <text:p text:style-name="P1">"</text:p>
          </text:deletion>
        </text:changed-region>
        <text:changed-region text:id="ct195162800">
          <text:insertion>
            <office:change-info>
              <dc:creator>Tamino Dauth</dc:creator>
              <dc:date>2010-08-21T17:00:00</dc:date>
            </office:change-info>
          </text:insertion>
        </text:changed-region>
        <text:changed-region text:id="ct194168360">
          <text:format-change>
            <office:change-info>
              <dc:creator>Tamino Dauth</dc:creator>
              <dc:date>2010-08-21T16:12:00</dc:date>
            </office:change-info>
          </text:format-change>
        </text:changed-region>
        <text:changed-region text:id="ct184906000">
          <text:deletion>
            <office:change-info>
              <dc:creator>Tamino Dauth</dc:creator>
              <dc:date>2010-08-21T17:01:00</dc:date>
            </office:change-info>
            <text:p text:style-name="P1">"</text:p>
          </text:deletion>
        </text:changed-region>
        <text:changed-region text:id="ct184906392">
          <text:insertion>
            <office:change-info>
              <dc:creator>Tamino Dauth</dc:creator>
              <dc:date>2010-08-21T17:01:00</dc:date>
            </office:change-info>
          </text:insertion>
        </text:changed-region>
        <text:changed-region text:id="ct182382528">
          <text:format-change>
            <office:change-info>
              <dc:creator>Tamino Dauth</dc:creator>
              <dc:date>2010-08-21T16:12:00</dc:date>
            </office:change-info>
          </text:format-change>
        </text:changed-region>
        <text:changed-region text:id="ct176085176">
          <text:deletion>
            <office:change-info>
              <dc:creator>Tamino Dauth</dc:creator>
              <dc:date>2010-08-21T17:01:00</dc:date>
            </office:change-info>
            <text:p text:style-name="P1">"</text:p>
          </text:deletion>
        </text:changed-region>
        <text:changed-region text:id="ct182718272">
          <text:insertion>
            <office:change-info>
              <dc:creator>Tamino Dauth</dc:creator>
              <dc:date>2010-08-21T17:01:00</dc:date>
            </office:change-info>
          </text:insertion>
        </text:changed-region>
        <text:changed-region text:id="ct194526040">
          <text:format-change>
            <office:change-info>
              <dc:creator>Tamino Dauth</dc:creator>
              <dc:date>2010-08-21T16:12:00</dc:date>
            </office:change-info>
          </text:format-change>
        </text:changed-region>
        <text:changed-region text:id="ct194365344">
          <text:deletion>
            <office:change-info>
              <dc:creator>Tamino Dauth</dc:creator>
              <dc:date>2010-08-21T17:42:00</dc:date>
            </office:change-info>
            <text:p text:style-name="P1">"</text:p>
          </text:deletion>
        </text:changed-region>
        <text:changed-region text:id="ct191895376">
          <text:insertion>
            <office:change-info>
              <dc:creator>Tamino Dauth</dc:creator>
              <dc:date>2010-08-21T17:42:00</dc:date>
            </office:change-info>
          </text:insertion>
        </text:changed-region>
        <text:changed-region text:id="ct195373728">
          <text:format-change>
            <office:change-info>
              <dc:creator>Tamino Dauth</dc:creator>
              <dc:date>2010-08-21T16:12:00</dc:date>
            </office:change-info>
          </text:format-change>
        </text:changed-region>
        <text:changed-region text:id="ct195389600">
          <text:deletion>
            <office:change-info>
              <dc:creator>Tamino Dauth</dc:creator>
              <dc:date>2010-08-21T17:42:00</dc:date>
            </office:change-info>
            <text:p text:style-name="P1">......</text:p>
          </text:deletion>
        </text:changed-region>
        <text:changed-region text:id="ct195313952">
          <text:insertion>
            <office:change-info>
              <dc:creator>Tamino Dauth</dc:creator>
              <dc:date>2010-08-21T17:42:00</dc:date>
            </office:change-info>
          </text:insertion>
        </text:changed-region>
        <text:changed-region text:id="ct194270216">
          <text:format-change>
            <office:change-info>
              <dc:creator>Tamino Dauth</dc:creator>
              <dc:date>2010-08-21T16:12:00</dc:date>
            </office:change-info>
          </text:format-change>
        </text:changed-region>
        <text:changed-region text:id="ct167525104">
          <text:deletion>
            <office:change-info>
              <dc:creator>Tamino Dauth</dc:creator>
              <dc:date>2010-08-21T17:42:00</dc:date>
            </office:change-info>
            <text:p text:style-name="P1">"</text:p>
          </text:deletion>
        </text:changed-region>
        <text:changed-region text:id="ct195644840">
          <text:insertion>
            <office:change-info>
              <dc:creator>Tamino Dauth</dc:creator>
              <dc:date>2010-08-21T17:42:00</dc:date>
            </office:change-info>
          </text:insertion>
        </text:changed-region>
        <text:changed-region text:id="ct191945480">
          <text:format-change>
            <office:change-info>
              <dc:creator>Tamino Dauth</dc:creator>
              <dc:date>2010-08-21T16:12:00</dc:date>
            </office:change-info>
          </text:format-change>
        </text:changed-region>
        <text:changed-region text:id="ct191893504">
          <text:deletion>
            <office:change-info>
              <dc:creator>Tamino Dauth</dc:creator>
              <dc:date>2010-08-21T17:42:00</dc:date>
            </office:change-info>
            <text:p text:style-name="P1">.... [ONKEL]</text:p>
          </text:deletion>
        </text:changed-region>
        <text:changed-region text:id="ct180287984">
          <text:insertion>
            <office:change-info>
              <dc:creator>Tamino Dauth</dc:creator>
              <dc:date>2010-08-21T17:42:00</dc:date>
            </office:change-info>
          </text:insertion>
        </text:changed-region>
        <text:changed-region text:id="ct194450928">
          <text:format-change>
            <office:change-info>
              <dc:creator>Tamino Dauth</dc:creator>
              <dc:date>2010-08-21T16:12:00</dc:date>
            </office:change-info>
          </text:format-change>
        </text:changed-region>
        <text:changed-region text:id="ct184588352">
          <text:deletion>
            <office:change-info>
              <dc:creator>Tamino Dauth</dc:creator>
              <dc:date>2010-08-21T16:06:00</dc:date>
            </office:change-info>
            <text:p text:style-name="P1"><text:span text:style-name="T1">e</text:span></text:p>
          </text:deletion>
        </text:changed-region>
        <text:changed-region text:id="ct194787112">
          <text:format-change>
            <office:change-info>
              <dc:creator>Tamino Dauth</dc:creator>
              <dc:date>2010-08-21T16:12:00</dc:date>
            </office:change-info>
          </text:format-change>
        </text:changed-region>
        <text:changed-region text:id="ct180579256">
          <text:insertion>
            <office:change-info>
              <dc:creator>Tamino Dauth</dc:creator>
              <dc:date>2010-08-21T16:06:00</dc:date>
            </office:change-info>
          </text:insertion>
        </text:changed-region>
        <text:changed-region text:id="ct194787240">
          <text:format-change>
            <office:change-info>
              <dc:creator>Tamino Dauth</dc:creator>
              <dc:date>2010-08-21T16:12:00</dc:date>
            </office:change-info>
          </text:format-change>
        </text:changed-region>
        <text:changed-region text:id="ct191667440">
          <text:deletion>
            <office:change-info>
              <dc:creator>Tamino Dauth</dc:creator>
              <dc:date>2010-08-21T16:06:00</dc:date>
            </office:change-info>
            <text:p text:style-name="P1"><text:span text:style-name="T1">e</text:span></text:p>
          </text:deletion>
        </text:changed-region>
        <text:changed-region text:id="ct194787368">
          <text:format-change>
            <office:change-info>
              <dc:creator>Tamino Dauth</dc:creator>
              <dc:date>2010-08-21T16:12:00</dc:date>
            </office:change-info>
          </text:format-change>
        </text:changed-region>
        <text:changed-region text:id="ct191955240">
          <text:insertion>
            <office:change-info>
              <dc:creator>Tamino Dauth</dc:creator>
              <dc:date>2010-08-21T16:06:00</dc:date>
            </office:change-info>
          </text:insertion>
        </text:changed-region>
        <text:changed-region text:id="ct194256696">
          <text:deletion>
            <office:change-info>
              <dc:creator>Tamino Dauth</dc:creator>
              <dc:date>2010-08-21T16:06:00</dc:date>
            </office:change-info>
            <text:p text:style-name="P1"><text:span text:style-name="T1">r</text:span></text:p>
          </text:deletion>
        </text:changed-region>
        <text:changed-region text:id="ct194787496">
          <text:format-change>
            <office:change-info>
              <dc:creator>Tamino Dauth</dc:creator>
              <dc:date>2010-08-21T16:12:00</dc:date>
            </office:change-info>
          </text:format-change>
        </text:changed-region>
        <text:changed-region text:id="ct194466504">
          <text:deletion>
            <office:change-info>
              <dc:creator>Tamino Dauth</dc:creator>
              <dc:date>2010-08-21T16:06:00</dc:date>
            </office:change-info>
            <text:p text:style-name="P1"><text:span text:style-name="T1">o</text:span></text:p>
          </text:deletion>
        </text:changed-region>
        <text:changed-region text:id="ct194333840">
          <text:insertion>
            <office:change-info>
              <dc:creator>Tamino Dauth</dc:creator>
              <dc:date>2010-08-21T16:06:00</dc:date>
            </office:change-info>
          </text:insertion>
        </text:changed-region>
        <text:changed-region text:id="ct194787752">
          <text:format-change>
            <office:change-info>
              <dc:creator>Tamino Dauth</dc:creator>
              <dc:date>2010-08-21T16:12:00</dc:date>
            </office:change-info>
          </text:format-change>
        </text:changed-region>
        <text:changed-region text:id="ct182006776">
          <text:insertion>
            <office:change-info>
              <dc:creator>Tamino Dauth</dc:creator>
              <dc:date>2010-08-21T16:06:00</dc:date>
            </office:change-info>
          </text:insertion>
        </text:changed-region>
        <text:changed-region text:id="ct194787880">
          <text:format-change>
            <office:change-info>
              <dc:creator>Tamino Dauth</dc:creator>
              <dc:date>2010-08-21T16:12:00</dc:date>
            </office:change-info>
          </text:format-change>
        </text:changed-region>
        <text:changed-region text:id="ct191575216">
          <text:deletion>
            <office:change-info>
              <dc:creator>Tamino Dauth</dc:creator>
              <dc:date>2010-08-21T15:57:00</dc:date>
            </office:change-info>
            <text:p text:style-name="P1"><text:span text:style-name="T1">[WELCHE SCHUHE IM MITTELALTER - BAUERN?] S</text:span></text:p>
          </text:deletion>
        </text:changed-region>
        <text:changed-region text:id="ct191577400">
          <text:insertion>
            <office:change-info>
              <dc:creator>Tamino Dauth</dc:creator>
              <dc:date>2010-08-21T15:57:00</dc:date>
            </office:change-info>
          </text:insertion>
        </text:changed-region>
        <text:changed-region text:id="ct194788136">
          <text:format-change>
            <office:change-info>
              <dc:creator>Tamino Dauth</dc:creator>
              <dc:date>2010-08-21T16:12:00</dc:date>
            </office:change-info>
          </text:format-change>
        </text:changed-region>
        <text:changed-region text:id="ct176788448">
          <text:deletion>
            <office:change-info>
              <dc:creator>Tamino Dauth</dc:creator>
              <dc:date>2010-08-21T17:42:00</dc:date>
            </office:change-info>
            <text:p text:style-name="P1">.</text:p>
          </text:deletion>
        </text:changed-region>
        <text:changed-region text:id="ct195362672">
          <text:deletion>
            <office:change-info>
              <dc:creator>Tamino Dauth</dc:creator>
              <dc:date>2010-08-21T17:42:00</dc:date>
            </office:change-info>
            <text:p text:style-name="P1">... [Name des Onkels]</text:p>
          </text:deletion>
        </text:changed-region>
        <text:changed-region text:id="ct194991280">
          <text:insertion>
            <office:change-info>
              <dc:creator>Tamino Dauth</dc:creator>
              <dc:date>2010-08-21T17:42:00</dc:date>
            </office:change-info>
          </text:insertion>
        </text:changed-region>
        <text:changed-region text:id="ct195154704">
          <text:format-change>
            <office:change-info>
              <dc:creator>Tamino Dauth</dc:creator>
              <dc:date>2010-08-21T16:12:00</dc:date>
            </office:change-info>
          </text:format-change>
        </text:changed-region>
        <text:changed-region text:id="ct195456968">
          <text:deletion>
            <office:change-info>
              <dc:creator>Tamino Dauth</dc:creator>
              <dc:date>2010-08-21T17:43:00</dc:date>
            </office:change-info>
            <text:p text:style-name="P1">"</text:p>
          </text:deletion>
        </text:changed-region>
        <text:changed-region text:id="ct195421152">
          <text:insertion>
            <office:change-info>
              <dc:creator>Tamino Dauth</dc:creator>
              <dc:date>2010-08-21T17:43:00</dc:date>
            </office:change-info>
          </text:insertion>
        </text:changed-region>
        <text:changed-region text:id="ct195535776">
          <text:format-change>
            <office:change-info>
              <dc:creator>Tamino Dauth</dc:creator>
              <dc:date>2010-08-21T16:12:00</dc:date>
            </office:change-info>
          </text:format-change>
        </text:changed-region>
        <text:changed-region text:id="ct195719504">
          <text:deletion>
            <office:change-info>
              <dc:creator>Tamino Dauth</dc:creator>
              <dc:date>2010-08-21T17:43:00</dc:date>
            </office:change-info>
            <text:p text:style-name="P1">"</text:p>
          </text:deletion>
        </text:changed-region>
        <text:changed-region text:id="ct194148712">
          <text:insertion>
            <office:change-info>
              <dc:creator>Tamino Dauth</dc:creator>
              <dc:date>2010-08-21T17:43:00</dc:date>
            </office:change-info>
          </text:insertion>
        </text:changed-region>
        <text:changed-region text:id="ct176562920">
          <text:format-change>
            <office:change-info>
              <dc:creator>Tamino Dauth</dc:creator>
              <dc:date>2010-08-21T16:12:00</dc:date>
            </office:change-info>
          </text:format-change>
        </text:changed-region>
        <text:changed-region text:id="ct194207768">
          <text:deletion>
            <office:change-info>
              <dc:creator>Tamino Dauth</dc:creator>
              <dc:date>2010-08-21T16:06:00</dc:date>
            </office:change-info>
            <text:p text:style-name="P1"><text:span text:style-name="T1">en</text:span></text:p>
          </text:deletion>
        </text:changed-region>
        <text:changed-region text:id="ct191561648">
          <text:insertion>
            <office:change-info>
              <dc:creator>Tamino Dauth</dc:creator>
              <dc:date>2010-08-21T16:06:00</dc:date>
            </office:change-info>
          </text:insertion>
        </text:changed-region>
        <text:changed-region text:id="ct194788392">
          <text:format-change>
            <office:change-info>
              <dc:creator>Tamino Dauth</dc:creator>
              <dc:date>2010-08-21T16:12:00</dc:date>
            </office:change-info>
          </text:format-change>
        </text:changed-region>
        <text:changed-region text:id="ct195201184">
          <text:deletion>
            <office:change-info>
              <dc:creator>Tamino Dauth</dc:creator>
              <dc:date>2010-08-21T17:43:00</dc:date>
            </office:change-info>
            <text:p text:style-name="P1">"</text:p>
          </text:deletion>
        </text:changed-region>
        <text:changed-region text:id="ct195024896">
          <text:insertion>
            <office:change-info>
              <dc:creator>Tamino Dauth</dc:creator>
              <dc:date>2010-08-21T17:43:00</dc:date>
            </office:change-info>
          </text:insertion>
        </text:changed-region>
        <text:changed-region text:id="ct184367720">
          <text:format-change>
            <office:change-info>
              <dc:creator>Tamino Dauth</dc:creator>
              <dc:date>2010-08-21T16:12:00</dc:date>
            </office:change-info>
          </text:format-change>
        </text:changed-region>
        <text:changed-region text:id="ct195753784">
          <text:deletion>
            <office:change-info>
              <dc:creator>Tamino Dauth</dc:creator>
              <dc:date>2010-08-21T17:43:00</dc:date>
            </office:change-info>
            <text:p text:style-name="P1">"</text:p>
          </text:deletion>
        </text:changed-region>
        <text:changed-region text:id="ct195175832">
          <text:insertion>
            <office:change-info>
              <dc:creator>Tamino Dauth</dc:creator>
              <dc:date>2010-08-21T17:43:00</dc:date>
            </office:change-info>
          </text:insertion>
        </text:changed-region>
        <text:changed-region text:id="ct194863360">
          <text:format-change>
            <office:change-info>
              <dc:creator>Tamino Dauth</dc:creator>
              <dc:date>2010-08-21T16:12:00</dc:date>
            </office:change-info>
          </text:format-change>
        </text:changed-region>
        <text:changed-region text:id="ct194427496">
          <text:deletion>
            <office:change-info>
              <dc:creator>Tamino Dauth</dc:creator>
              <dc:date>2010-08-21T17:43:00</dc:date>
            </office:change-info>
            <text:p text:style-name="P1">"</text:p>
          </text:deletion>
        </text:changed-region>
        <text:changed-region text:id="ct194196616">
          <text:insertion>
            <office:change-info>
              <dc:creator>Tamino Dauth</dc:creator>
              <dc:date>2010-08-21T17:43:00</dc:date>
            </office:change-info>
          </text:insertion>
        </text:changed-region>
        <text:changed-region text:id="ct194161480">
          <text:format-change>
            <office:change-info>
              <dc:creator>Tamino Dauth</dc:creator>
              <dc:date>2010-08-21T16:12:00</dc:date>
            </office:change-info>
          </text:format-change>
        </text:changed-region>
        <text:changed-region text:id="ct195485696">
          <text:deletion>
            <office:change-info>
              <dc:creator>Tamino Dauth</dc:creator>
              <dc:date>2010-08-21T17:43:00</dc:date>
            </office:change-info>
            <text:p text:style-name="P1">"</text:p>
          </text:deletion>
        </text:changed-region>
        <text:changed-region text:id="ct194649376">
          <text:insertion>
            <office:change-info>
              <dc:creator>Tamino Dauth</dc:creator>
              <dc:date>2010-08-21T17:43:00</dc:date>
            </office:change-info>
          </text:insertion>
        </text:changed-region>
        <text:changed-region text:id="ct194578632">
          <text:format-change>
            <office:change-info>
              <dc:creator>Tamino Dauth</dc:creator>
              <dc:date>2010-08-21T16:12:00</dc:date>
            </office:change-info>
          </text:format-change>
        </text:changed-region>
        <text:changed-region text:id="ct194862920">
          <text:deletion>
            <office:change-info>
              <dc:creator>Tamino Dauth</dc:creator>
              <dc:date>2010-08-21T17:43:00</dc:date>
            </office:change-info>
            <text:p text:style-name="P1">"</text:p>
          </text:deletion>
        </text:changed-region>
        <text:changed-region text:id="ct195087520">
          <text:insertion>
            <office:change-info>
              <dc:creator>Tamino Dauth</dc:creator>
              <dc:date>2010-08-21T17:43:00</dc:date>
            </office:change-info>
          </text:insertion>
        </text:changed-region>
        <text:changed-region text:id="ct194679808">
          <text:format-change>
            <office:change-info>
              <dc:creator>Tamino Dauth</dc:creator>
              <dc:date>2010-08-21T16:12:00</dc:date>
            </office:change-info>
          </text:format-change>
        </text:changed-region>
        <text:changed-region text:id="ct194578312">
          <text:deletion>
            <office:change-info>
              <dc:creator>Tamino Dauth</dc:creator>
              <dc:date>2010-08-21T17:43:00</dc:date>
            </office:change-info>
            <text:p text:style-name="P1">"</text:p>
          </text:deletion>
        </text:changed-region>
        <text:changed-region text:id="ct194784888">
          <text:insertion>
            <office:change-info>
              <dc:creator>Tamino Dauth</dc:creator>
              <dc:date>2010-08-21T17:43:00</dc:date>
            </office:change-info>
          </text:insertion>
        </text:changed-region>
        <text:changed-region text:id="ct195794720">
          <text:format-change>
            <office:change-info>
              <dc:creator>Tamino Dauth</dc:creator>
              <dc:date>2010-08-21T16:12:00</dc:date>
            </office:change-info>
          </text:format-change>
        </text:changed-region>
        <text:changed-region text:id="ct176668392">
          <text:insertion>
            <office:change-info>
              <dc:creator>Tamino Dauth</dc:creator>
              <dc:date>2010-08-21T16:07:00</dc:date>
            </office:change-info>
          </text:insertion>
        </text:changed-region>
        <text:changed-region text:id="ct194788520">
          <text:format-change>
            <office:change-info>
              <dc:creator>Tamino Dauth</dc:creator>
              <dc:date>2010-08-21T16:12:00</dc:date>
            </office:change-info>
          </text:format-change>
        </text:changed-region>
        <text:changed-region text:id="ct194292040">
          <text:deletion>
            <office:change-info>
              <dc:creator>Tamino Dauth</dc:creator>
              <dc:date>2010-08-21T16:08:00</dc:date>
            </office:change-info>
            <text:p text:style-name="P1"><text:span text:style-name="T1">r</text:span></text:p>
          </text:deletion>
        </text:changed-region>
        <text:changed-region text:id="ct188263920">
          <text:insertion>
            <office:change-info>
              <dc:creator>Tamino Dauth</dc:creator>
              <dc:date>2010-08-21T16:08:00</dc:date>
            </office:change-info>
          </text:insertion>
        </text:changed-region>
        <text:changed-region text:id="ct194788776">
          <text:format-change>
            <office:change-info>
              <dc:creator>Tamino Dauth</dc:creator>
              <dc:date>2010-08-21T16:12:00</dc:date>
            </office:change-info>
          </text:format-change>
        </text:changed-region>
        <text:changed-region text:id="ct191720144">
          <text:insertion>
            <office:change-info>
              <dc:creator>Tamino Dauth</dc:creator>
              <dc:date>2010-08-21T16:09:00</dc:date>
            </office:change-info>
          </text:insertion>
        </text:changed-region>
        <text:changed-region text:id="ct194788904">
          <text:format-change>
            <office:change-info>
              <dc:creator>Tamino Dauth</dc:creator>
              <dc:date>2010-08-21T16:12: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start text:change-id="ct194244096"/>Für das Kapitel <text:change-end text:change-id="ct194244096"/><text:change text:change-id="ct188260992"/><text:change-start text:change-id="ct194230736"/>„<text:change-end text:change-id="ct194230736"/><text:change-start text:change-id="ct183071680"/>Die Menschen<text:change-end text:change-id="ct183071680"/><text:change text:change-id="ct194257696"/><text:change-start text:change-id="ct194227384"/>“<text:change-end text:change-id="ct194227384"/><text:change-start text:change-id="ct183071936"/>:</text:p>
      <text:list xml:id="list1198005897" text:style-name="L2">
        <text:list-item>
          <text:p text:style-name="P7"><text:change-end text:change-id="ct183071936"/><text:change text:change-id="ct194280768"/><text:change-start text:change-id="ct183072064"/>Das Dorf heißt <text:change-end text:change-id="ct183072064"/><text:change text:change-id="ct194281448"/><text:change-start text:change-id="ct194335320"/>„<text:change-end text:change-id="ct194335320"/><text:change-start text:change-id="ct194675784"/>Wallfurt<text:change-end text:change-id="ct194675784"/><text:change text:change-id="ct194280152"/><text:change-start text:change-id="ct194279200"/>“<text:change-end text:change-id="ct194279200"/><text:change-start text:change-id="ct194676040"/></text:p>
        </text:list-item>
        <text:list-item>
          <text:p text:style-name="P7"><text:change-end text:change-id="ct194676040"/><text:change text:change-id="ct194227072"/><text:change-start text:change-id="ct194676168"/>Das Menschen-Königreich heißt <text:change-end text:change-id="ct194676168"/><text:change text:change-id="ct194276280"/><text:change-start text:change-id="ct188256600"/>„<text:change-end text:change-id="ct188256600"/><text:change-start text:change-id="ct194676424"/>Mittillant<text:change-end text:change-id="ct194676424"/><text:change text:change-id="ct188262136"/><text:change-start text:change-id="ct194273616"/>“<text:change-end text:change-id="ct194273616"/><text:change-start text:change-id="ct194676680"/></text:p>
        </text:list-item>
        <text:list-item>
          <text:p text:style-name="P7"><text:change-end text:change-id="ct194676680"/><text:change text:change-id="ct194317632"/><text:change-start text:change-id="ct194676808"/>Der benannte Begleiter heißt <text:change-end text:change-id="ct194676808"/><text:change text:change-id="ct194309296"/><text:change-start text:change-id="ct194273712"/>„<text:change-end text:change-id="ct194273712"/><text:change-start text:change-id="ct194677064"/>Sigurd<text:change-end text:change-id="ct194677064"/><text:change text:change-id="ct194223832"/><text:change-start text:change-id="ct194331424"/>“<text:change-end text:change-id="ct194331424"/><text:change-start text:change-id="ct194677320"/></text:p>
        </text:list-item>
        <text:list-item>
          <text:p text:style-name="P7"><text:change-end text:change-id="ct194677320"/><text:change text:change-id="ct194223000"/><text:change-start text:change-id="ct194677448"/>Der Alte trägt keinen Namen</text:p>
        </text:list-item>
        <text:list-item>
          <text:p text:style-name="P8"><text:change-end text:change-id="ct194677448"/><text:change text:change-id="ct194217264"/><text:change-start text:change-id="ct194677576"/><text:span text:style-name="T3">Der zittrige Alte trägt </text:span><text:change-end text:change-id="ct194677576"/><text:change text:change-id="ct194187528"/><text:change-start text:change-id="ct180063272"/><text:span text:style-name="T3">den Namen </text:span>„Armin“<text:change-end text:change-id="ct180063272"/><text:change-start text:change-id="ct195398296"/></text:p>
        </text:list-item>
        <text:list-item>
          <text:p text:style-name="P8"><text:change-end text:change-id="ct195398296"/><text:change text:change-id="ct194237840"/><text:change-start text:change-id="ct194677704"/>Die Bewohner Wallfurts sprechen einen für Men<text:span text:style-name="T3">schen ungewöhnlichen Dialekt</text:span></text:p>
        </text:list-item>
        <text:list-item>
          <text:p text:style-name="P7"><text:change-end text:change-id="ct194677704"/><text:change text:change-id="ct194336168"/><text:change-start text:change-id="ct194677832"/>Außerdem sagen sie nicht Bestie sondern Biest</text:p>
        </text:list-item>
        <text:list-item>
          <text:p text:style-name="P7">Die Bewohner sind relativ ungebildet und harte Arbeit gewohnt, sie bewundern Baradé als Adeligen und Gebildeten<text:change-end text:change-id="ct194677832"/><text:change-start text:change-id="ct188540168"/></text:p>
        </text:list-item>
        <text:list-item>
          <text:p text:style-name="P9">Bauern tragen unter anderem Holzschuhe (überprüft, fand im Mittelalter so statt)<text:change-end text:change-id="ct188540168"/><text:change-start text:change-id="ct194677960"/></text:p>
        </text:list-item>
      </text:list>
      <text:p text:style-name="P1"/>
      <text:p text:style-name="P1">Nach einiger Zeit kehrten der Mann und die Frau zurück und brachten weitere Bewohner des Dorfes mit. Die Anderen, die bereit waren mitzukommen, hatten sich schon um die beiden Begleiter und mich gesch<text:change-end text:change-id="ct194677960"/><text:change text:change-id="ct188497416"/><text:change-start text:change-id="ct194678088"/>art. Ihre Blicken waren starr und ohne Hoffnung. Die meisten hatten schmutzige Kleider, Gesichter und Hände. Sie kamen direkt von ihrer Arbeit, die sie am Leben hielt und ihr hauptsächlicher Lebensinhalt war. Bauern, Jäger, Holzfäller, Gerber, Frauen und Männer. Sie hatten sich mit Sense, Sichel, Bogen, Hammer und Speer bewaffnet. Kein Einziger trug ein Schwert, einen Schild, ein Kettenhemd oder einen Helm. Woher auch hätten sie diese Ausrüstung bekommen sollen? Selbst wenn es einen Waffen- und Rüstungsschmied und die benötigten Materialien gegeben hätte, so wäre kein Einziger dieser Dorfbewohner im Stande gewesen, eine solche Ausrüstung zu bezahlen.</text:p>
      <text:p text:style-name="P1">Insgesamt waren es vielleicht zwanzig Männer und Frauen und zudem noch die beiden Begleiter und der Mann und die Frau.</text:p>
      <text:p text:style-name="P1">Der Mann kam auf mich zu und sagte: <text:change-end text:change-id="ct194678088"/><text:change text:change-id="ct195038720"/><text:change-start text:change-id="ct186032552"/>„<text:change-end text:change-id="ct186032552"/><text:change-start text:change-id="ct194428328"/>Ich werde noch Waffen für Euch holen. Wir haben einen Schild, der dem Alten gehört. Den werde ich Euch geben.<text:change-end text:change-id="ct194428328"/><text:change text:change-id="ct194209752"/><text:change-start text:change-id="ct191644272"/>“<text:change-end text:change-id="ct191644272"/><text:change-start text:change-id="ct194416920"/> Ein kleiner Junge trieb die Gänse an uns vorbei. Er hatte blonde, kurze Haare, die durcheinander waren. Er trug ein einfaches, löchriges Hemd und eine braune zer<text:change-end text:change-id="ct194416920"/><text:change-start text:change-id="ct184364288"/>r<text:change-end text:change-id="ct184364288"/><text:change-start text:change-id="ct194678216"/>i<text:change-end text:change-id="ct194678216"/><text:change text:change-id="ct188513728"/><text:change-start text:change-id="ct182505416"/>s<text:change-end text:change-id="ct182505416"/><text:change-start text:change-id="ct194678472"/>sene Hose an. Mit Hilfe eines schmalen Zweiges hielt er die Gänse bei<text:change-end text:change-id="ct194678472"/><text:change-start text:change-id="ct182006096"/>ei<text:change-end text:change-id="ct182006096"/><text:change-start text:change-id="ct194678600"/>nander. Ihm kam ein alter Mann mit grauem Bart und einer weißen Haube, der einen großen Sack auf dem Rücken trug, entgegen. Ich vermutete, dass es der Müller war, der das in der Wassermühle gemahlene Mehl durch das Dorf trug, zumal er aus dem Süden, vom anderen Ufer kam. Seine Kleidung war bunter als und nicht so kaputt wie die des Jungen.</text:p>
      <text:p text:style-name="P1">Ich sah Sigurd und den anderen Begleiter an, deren Kleidung ebenfalls sehr heruntergekommen und deren Hände wund von der harten Arbeit aussahen.</text:p>
      <text:p text:style-name="P1">Trübsal überkam mich jedes Mal, wenn ich die Armut und Anstrengung sah, welche für viele Hochelfen unvorstellbar und sogar inakzeptabel war. Dies galt aber selbstverständlich auch für den Adel der Menschen Mittillants. Falls die Bestie so groß und stark war wie jene, die Gotlinde angegriffen hatte, wäre es vermutlich besser, Gardona um Hilfe zu bitten, dachte ich. Doch er war nicht hier und die Bestie hatte anscheinend gerade erst wieder gewütet. Ich hoffte auf geringe Verluste und auch auf einen Zuwachs von Mut bei den Dorfbewohnern. Der Mann kehrte zurück, mit gefülltem Köcher, Bogen, Speer und Schild. Ich wandte mich der Frau zu, die eine Sense schliff: <text:change-end text:change-id="ct194678600"/><text:change text:change-id="ct195409624"/><text:change-start text:change-id="ct195132096"/>„<text:change-end text:change-id="ct195132096"/><text:change-start text:change-id="ct191958008"/>Habt ihr Hacken <text:change-end text:change-id="ct191958008"/><text:change text:change-id="ct195328856"/><text:change-start text:change-id="ct195356456"/>und Äxte? Wir brauchen spitze Pfähle, verborgen in einer tiefen Grube, damit die Jagd für die Kreatur tödlich endet und nicht für uns.<text:change-end text:change-id="ct195356456"/><text:change text:change-id="ct195421384"/><text:change-start text:change-id="ct194939656"/>“<text:change-end text:change-id="ct194939656"/><text:change-start text:change-id="ct195196080"/>. Erleichterung machte sich auf ihrem Gesicht breit und auch in meinem Herzen. <text:change-end text:change-id="ct195196080"/><text:change text:change-id="ct194184200"/><text:change-start text:change-id="ct182112072"/>„<text:change-end text:change-id="ct182112072"/><text:change-start text:change-id="ct183138784"/>Ja. Wie viele?<text:change-end text:change-id="ct183138784"/><text:change text:change-id="ct195316960"/><text:change-start text:change-id="ct195162800"/>“<text:change-end text:change-id="ct195162800"/><text:change-start text:change-id="ct194168360"/>, fragte sie. <text:change-end text:change-id="ct194168360"/><text:change text:change-id="ct184906000"/><text:change-start text:change-id="ct184906392"/>„<text:change-end text:change-id="ct184906392"/><text:change-start text:change-id="ct182382528"/>Macht mir zwei dutzend starker, spitzer Pfähle und bringt Netze, an ihren Rändern mit Steinen beschwert. Bis ihr alles habt, werde ich mir die Stelle ansehen, wo die Bestie verschwand.<text:change-end text:change-id="ct182382528"/><text:change text:change-id="ct176085176"/><text:change-start text:change-id="ct182718272"/>“<text:change-end text:change-id="ct182718272"/><text:change-start text:change-id="ct194526040"/> Die Frau nickte und überlegte kurz, auf den Boden starrend, dann sah sie auf und mich eindringlich an: "Ich gehe mit". Ich nickte ebenfalls, wandte mich dem zweiten Begleiter zu und trug ihm auf, mein Ross wegzuführen und mit Futter und Wasser zu versorgen. Die Frau gab den restlichen zusammengetrommelten Dorfbewohnern Anweisungen, das für die Jagd Benötigte zusammenzutragen. Der Mann überreichte mir die Waffen.</text:p>
      <text:p text:style-name="P1">Die zusammengetrommelten Dorfbewohner verteilten sich daraufhin, um die Pfähle und Netze <text:soft-page-break/>zusammenzutragen. Die offensichtlichen Ausdrücke von Hoffnungslosigkeit in ihren Gesichtern hatten sich zu Ausdrücken von großer Ernsthaftigkeit gewandelt, was zusammen mit ihren Bewegungen auf großen Eifer schließen ließ. Sie hatten nun eine Aufgabe. Zuletzt hatte ich das bei meiner Belagerung im Kindesalter erlebt als die Burgbewohner die Verteidigungsanlagen verstärkten und sich bewaffneten.</text:p>
      <text:p text:style-name="P1">Ich band mir den Schild und den Köcher um die Schulter, hängte den Bogen um die andere, nahm den Speer in meine Rechte und erwartete den Abmarsch. Ein Mann, klein, dürr, mit schwarzen langen Haaren kam vorsichtig und unsicher auf mich zu. Mit leiser Stimme sagte er mir: <text:change-end text:change-id="ct194526040"/><text:change text:change-id="ct194365344"/><text:change-start text:change-id="ct191895376"/>„<text:change-end text:change-id="ct191895376"/><text:change-start text:change-id="ct195373728"/>Ich führe Euch dorthin, wo das Mädchen zuletzt war. Wir sammelten Pilze im Wald und verloren uns aus den Augen. Mein Name ist <text:change-end text:change-id="ct195373728"/><text:change text:change-id="ct195389600"/><text:change-start text:change-id="ct195313952"/>Armin.<text:change-end text:change-id="ct195313952"/><text:change-start text:change-id="ct194270216"/> Ich bin der Onkel des armen Kindes und nur ein einfacher Bauer.<text:change-end text:change-id="ct194270216"/><text:change text:change-id="ct167525104"/><text:change-start text:change-id="ct195644840"/>“<text:change-end text:change-id="ct195644840"/><text:change-start text:change-id="ct191945480"/> Die Frau stand nun neben ihm, ebenfalls bereit. Ich nickte und <text:change-end text:change-id="ct191945480"/><text:change text:change-id="ct191893504"/><text:change-start text:change-id="ct180287984"/>Armin<text:change-end text:change-id="ct180287984"/><text:change-start text:change-id="ct194450928"/> lief hastig los. Wir hielten leicht Schritt, denn er war sehr langsam und zittrig. Er überquerte die einfach gebaute, hölzerne Brücke Wallfurts. Hinter mir folgte Sigurd, der wirkte als wäre er nur aus reiner Neugier mitgekommen. Neben mir lief die Frau. Der Mann blieb im Dorf und koordinierte nun auf dem Dorfplatz die Sammlung der benötigten Materialien und die Verteilung von Waffen.</text:p>
      <text:p text:style-name="P1">Aufrüttelnde Tage, selbst hierzulande, wo mehr Ruhe den Alltag bestimmt als das Durcheinander und der hitzige, leidvolle Kampf. Wir schritten schnell an einer Schmiede vorbei und der Weg machte eine Biegung, vorbei an Häusern und links beim Fluss ein Platz mit Fischernetzgehängen, geschlagenem Holz, Fässern und Säcken. Die Wolken zogen am Himmel entlang. Eine leichte Bri<text:change-end text:change-id="ct194450928"/><text:change text:change-id="ct184588352"/><text:change-start text:change-id="ct194787112"/>se kam auf. Der Schmied begann in seiner Schmiede hinter uns zu hämmern. Ich dachte einen Moment lang an den Hof des Palastes, meines Bruders, in Tfjahn und daran wie ich als Junge meinen Vater an der Hand hielt, während dieser mit dem obersten Schmied des Palastes sprach. Ich war begeistert vom Amboss, der Esse und den Gehilfen, die dem Obersten den eisernen Rohling hinhielten. Das Zischen und Dampfen, das Schlagen und Wenden des Eisens und das letztendliche Schleifen der Klinge. Mein Traum war es damals, ein eigenes Schwert und eine eigene Rüstung zu schmieden, doch verwarf ich diesen bald und beherrsche bis heute nicht das Schmiedehandwerk. Wir verließen das Dorf in Richtung Osten auf dem Weg.</text:p>
      <text:p text:style-name="P1">Auf dieser Seite des Flusses befanden sich keine Felder außerhalb des Dorfes, nur Wiesen, die sich in Richtung Süden erstreckten und auf denen verstreut wenige große Laubbäume standen.</text:p>
      <text:p text:style-name="P1">Die Blumen blühten, die Bienen sum<text:change-end text:change-id="ct194787112"/><text:change-start text:change-id="ct180579256"/>m<text:change-end text:change-id="ct180579256"/><text:change-start text:change-id="ct194787240"/>ten und es war ein herrlicher Duft, der einem zusammen mit der Bri<text:change-end text:change-id="ct194787240"/><text:change text:change-id="ct191667440"/><text:change-start text:change-id="ct194787368"/>se kur<text:change-end text:change-id="ct194787368"/><text:change-start text:change-id="ct191955240"/>z<text:change-end text:change-id="ct191955240"/><text:change text:change-id="ct194256696"/><text:change-start text:change-id="ct194787496"/>zeitig ein Gefühl der Unbeschwertheit verschaffte. Nach einem längeren Fußmarsch erreichten wir den Waldrand südöstlich von Wallfurt. An Wäldern fand ich stets Gefallen. Es ist wie das Betreten einer neuen, aber vertrauten Welt, wenn sich der Boden von Gras zu Laub und Nadeln, durchzogen von wenigen Blumen, Pilzen und Sträuchern und Flecken mit großen Grasbüscheln wandelt. Wenn das Zwitschern der Vögel in den Bäumen beginnt und man sie nicht mehr so leicht ausfindig machen kann. Dort, in dieser neuen Welt, wo jeder unachtsame Schritt ein anderes, deutliches Geräusch macht, dort fühlte ich mich geborgen und tue es auch heute noch, vermutlich stärker als damals.</text:p>
      <text:p text:style-name="P1">Wir gingen tiefer in den Wald hinein und kamen recht langsam voran. Zum einen handelte es sich um einen Wald, wie man ihn kannte und zum anderen waren meine Begleiter, vor allem der alte Mann, nicht die Schnellsten. Das störte mich jedoch nicht weiter, da ich die Aussicht und Geräusche genoss. Im Wald wuchsen hauptsächlich Laubbäume, jedoch auch einige Tannen, Kiefern und Fichten. Rehe rannten in unserer Nähe mal da hin, mal dort hin. Ein Specht klopfte gegen einen Baum, ein Dachs zu unserer Linken, ein Fuchs zu unserer Rechten, ein Igel vor uns im Laub.</text:p>
      <text:p text:style-name="P1">Die m<text:change-end text:change-id="ct194787496"/><text:change text:change-id="ct194466504"/><text:change-start text:change-id="ct194333840"/>o<text:change-end text:change-id="ct194333840"/><text:change-start text:change-id="ct194787752"/>osbewachsenen Felsen, die umgekippten Bäume, die großen Wurzeln alter Bäume, das Getier überall, das Rauschen der Blätter, das K<text:change-end text:change-id="ct194787752"/><text:change-start text:change-id="ct182006776"/>n<text:change-end text:change-id="ct182006776"/><text:change-start text:change-id="ct194787880"/>acksen der Äste, einfach alles gefiel mir. Meine Stiefel boten mir eine wesentlich komfortablerer Möglichkeit voranzukommen als die <text:change-end text:change-id="ct194787880"/><text:change text:change-id="ct191575216"/><text:change-start text:change-id="ct191577400"/>einfachen Holzs<text:change-end text:change-id="ct191577400"/><text:change-start text:change-id="ct194788136"/>chuhe meiner Begleiter.</text:p>
      <text:p text:style-name="P1">-----</text:p>
      <text:p text:style-name="P1">ALTE INFO:</text:p>
      <text:p text:style-name="P1">Baradé geht mit dem Gefolge zur Stelle etwas tiefer im Wald. Dort finden sich Spuren und er <text:soft-page-break/>nimmt die Verfolgung der Fährte auf. Er findet eine Höhle und darin den Leichnam der Tochter, sowie anderer, doch keine Bestie. Er bleibt und lässt die anderen die Leute holen, sie sollen sich in der Nähe mit ihm treffen.</text:p>
      <text:p text:style-name="P1">-----</text:p>
      <text:p text:style-name="P1">Am meisten freute es mich, dass hier noch nicht alles Wild ausgerottet worden war, da in Wallfurt nur Wenige zu leben schienen und die nächste Siedlung mehrere Tagesmärsche weit entfernt war. In meiner Heimat war es hauptsächlich um die große Hauptstadt sehr leer geworden, weil dort zu viele Hochelfen lebten als dass sich das Wild wieder hätte von den großen Jagden erholen können. Aber auch in Tfjahn gab es viele Wälder und Orte, die gefüllt mit wilden Tieren waren und auch einige, die noch kein Hochelf oder Mensch je betreten hatte. Die Brise war zu einem Wind geworden und die Bäumen bogen sich mit diesem. Ab und zu brach ein Ast ab und fiel herunter. Laub kam uns entgegen geflogen, legte sich nieder und wurde erneut aufgewirbelt. Nachdem wir ein Stück weit in den Wald hinein gelaufen waren, sagte <text:change-end text:change-id="ct194788136"/><text:change text:change-id="ct176788448"/><text:change text:change-id="ct195362672"/><text:change-start text:change-id="ct194991280"/>Armin<text:change-end text:change-id="ct194991280"/><text:change-start text:change-id="ct195154704"/>, der alte Dürre, schließlich: <text:change-end text:change-id="ct195154704"/><text:change text:change-id="ct195456968"/><text:change-start text:change-id="ct195421152"/>„<text:change-end text:change-id="ct195421152"/><text:change-start text:change-id="ct195535776"/>Dort hinten ist es. Dort fand ich ihren Korb und einige Spuren. Dieses Biest muss riesig sein. Seht Euch die Fußspuren an!<text:change-end text:change-id="ct195535776"/><text:change text:change-id="ct195719504"/><text:change-start text:change-id="ct194148712"/>“<text:change-end text:change-id="ct194148712"/><text:change-start text:change-id="ct176562920"/> Er hatte sich mir zugewandt und wir hielten kurz. Wir hatten den ganzen Weg lang kein einziges Wort miteinander gesprochen. Ich nahm meinen an die Schulter gelehnt<text:change-end text:change-id="ct176562920"/><text:change text:change-id="ct194207768"/><text:change-start text:change-id="ct191561648"/>en<text:change-end text:change-id="ct191561648"/><text:change-start text:change-id="ct194788392"/> Speer in beide Hände. Er war nicht allzu lang und auch nicht bester Qualität, aber das störte mich nicht, zumindest noch nicht. Sigurd, der eine der beiden Begleiter aus Wallfurt, sah mich an und hob seine Waffe ebenfalls an. Er hatte eine einfache Holzfälleraxt. Eine relativ nutzlose Bewaffnung. Ich hoffte, die Bestie würde uns nicht aufspüren, denn dann wären wir vermutlich verloren gewesen. Die Frau nahm ihre Sense wie ich in beide Hände und lief los, um nach ihrer Tochter zu suchen. Wir folgten ihr, immer nach der Bestie Ausschau haltend. Die Stelle war ein Fleck im Wald, an dem es zahlreiche Pilze gab. Der Boden lies erahnen, dass hier etwas passiert war, da die Erde leicht aufgewühlt und die Sträucher zertrampelt waren. Die Frau lief weiter und suchte nach einer Spur. Ich fragte Sigurd: <text:change-end text:change-id="ct194788392"/><text:change text:change-id="ct195201184"/><text:change-start text:change-id="ct195024896"/>„<text:change-end text:change-id="ct195024896"/><text:change-start text:change-id="ct184367720"/>Kannst du gut Bogenschießen?<text:change-end text:change-id="ct184367720"/><text:change text:change-id="ct195753784"/><text:change-start text:change-id="ct195175832"/>“<text:change-end text:change-id="ct195175832"/><text:change-start text:change-id="ct194863360"/> <text:change-end text:change-id="ct194863360"/><text:change text:change-id="ct194427496"/><text:change-start text:change-id="ct194196616"/>„<text:change-end text:change-id="ct194196616"/><text:change-start text:change-id="ct194161480"/>Ja<text:change-end text:change-id="ct194161480"/><text:change text:change-id="ct195485696"/><text:change-start text:change-id="ct194649376"/>“<text:change-end text:change-id="ct194649376"/><text:change-start text:change-id="ct194578632"/>, antwortete er ein wenig überrascht und verwundert. Ich gab ihm meinen Bogen und den Köcher. Er legte schweigend seine Axt auf den Boden und nahm die Gegenstände. Dem alten Onkel gab ich meinen Speer in der Hoffnung, er würde ihn wenigstens werfen können, dann rief ich die Frau zurück, die sich schon ein Stück weit von uns entfernt hatte. <text:change-end text:change-id="ct194578632"/><text:change text:change-id="ct194862920"/><text:change-start text:change-id="ct195087520"/>„<text:change-end text:change-id="ct195087520"/><text:change-start text:change-id="ct194679808"/>Gut, wir müssen zunächst einmal zusammen bleiben. Wenn die Bestie uns wittert und aufspürt, sind wir vermutlich alle tot, aber wir werden uns nicht kampflos ergeben. Ich werde der Fährte folgen und ihr haltet Ausschau und vor allem die Ohren offen. Falls wir die Tochter finden oder noch besser die Bestie, ohne dass sie uns entdeckt, können wir die restlichen kampfbereiten Dorfbewohner holen und ihr eine Falle stellen. So halten wir wenigstens die Verluste gering.<text:change-end text:change-id="ct194679808"/><text:change text:change-id="ct194578312"/><text:change-start text:change-id="ct194784888"/>“<text:change-end text:change-id="ct194784888"/><text:change-start text:change-id="ct195794720"/> Zugegebenermaßen war das nicht der schlauste Plan. Man hätte sich auch im Dorf verschanzen oder ihr an einer anderen Stelle eine Falle stellen können, um sie dann dorthin zu locken. Jedoch hätten wir so die Tochter der Bestie überlassen, was für die Eltern und anderen Bewohner Wallfurts vermutlich schrecklicher als jene Gefahr gewesen wäre.</text:p>
      <text:p text:style-name="P1">------</text:p>
      <text:p text:style-name="P1">ALTE INFO:</text:p>
      <text:p text:style-name="P1">Sie suchen und finden die Höhle. Baradé bleibt zurück bla bla.</text:p>
      <text:p text:style-name="P1">---------</text:p>
      <text:p text:style-name="P1">Wir liefen also los. Meine Begleiter waren ängstlich, hielten sich aber gut, wenn man bedenkt, dass sie vermutlich noch nie in ernsthafte Kampfhandlungen verstri<text:change-end text:change-id="ct195794720"/><text:change-start text:change-id="ct176668392"/>c<text:change-end text:change-id="ct176668392"/><text:change-start text:change-id="ct194788520"/>kt waren.</text:p>
      <text:p text:style-name="P1">Außerdem veranlasste sie die Angst zu äußerster Wachsamkeit.</text:p>
      <text:p text:style-name="P1">Ich suchte nun zwischen Sträuchern und Ästen im Gestrüpp die Spur der Bestie, um ihrer Fährte folgen zu können.</text:p>
      <text:p text:style-name="P1">Es dauerte nicht lange und wir liefen schneller durch den Wald. Ich versuchte mich möglichst leise zu bewegen, was halbwegs funktionierte, jedoch waren die Begleiter hinter mir sehr laut, sodass jedes Tier im Umkreis sie hätte hören müssen.</text:p>
      <text:p text:style-name="P1">Die Spur der Bestie war auffällig und die Abdrücke ihrer Krallen sehr groß. Mal hier mal dort ein zerbrochener Ast, ein umgeknickter Strauch oder Kerben in einem Baumstamm.</text:p>
      <text:p text:style-name="P1">Je weiter wir in den Wald vordrangen, desto deutlicher wurde die Fährte, bis Sigurd schließlich <text:soft-page-break/>einen Stofffetzen an einem Baumstumpf entdeckte, den ich in meiner Eile übersehen hatte. Als ich in das Gesicht der Frau blickte, nachdem ich den Stofffetzen betrachtet hatte, den Sigurd schweigend hoch hielt, waren sämtliche Zweifel beseitigt. Es war von der Kleidung der Tochter und die Mutter würde jederzeit ohne zu Zögern für ihr Kind sterben.</text:p>
      <text:p text:style-name="P1">Das trieb mich weiter an, wie es das immer tat, wenn Personen direkten Nutzen durch meine Handlungen hatten und die Möglichkeit bestand ihnen bei etwas, nach meinem eigenen Empfinden Gutem zu helfen.</text:p>
      <text:p text:style-name="P1">----</text:p>
      <text:p text:style-name="P1">Baradé findet den Wasserfall, an dem die Spur der Bestie endet. Er sieht nach unten und erblickt einen Teich aber keinen weiteren Fluss oder Bach. Das Wasser muss also irgendwo im Bach versickern. Er sieht Felsvorsprünge und vermutet eine Höhle. Er steigt hinab und sieht einen Eingang hinter dem Wasserfall. Er lässt die anderen warten und betritt die Höhle. Er bemerkt, dass der Felsspalt zu klein für die Bestie sein muss und vermutet einen zweiten Eingang weiter unten. In der Höhle findet er das tote Mädchen, aber keine Bestie. Er findet auch Tierknochen und vermutet die Höhle als Rückzugspunkt der Bestie. Er schickt die Leute zurück und wartet bei der Höhle. Allesamt reagieren entsetzt als sie erfahren, dass die Tochter zerfetzt wurde. Baradé wartet bei der Höhle. Der Rückweg geht etwas schneller, da sich die Höhle weiter im Norden und somit in der Nähe von Wallfurt befindet.</text:p>
      <text:p text:style-name="P1">----</text:p>
      <text:p text:style-name="P1">Dort lag ich nun, auf dem feuchten Erdboden, umgeben von krabbelndem Getier, auf der Lauer.</text:p>
      <text:p text:style-name="P1">Und wie es nicht anders hätte sein können, verfielen meine Gedanken in jener Zeit des Wartens und des Laue<text:change-end text:change-id="ct194788520"/><text:change text:change-id="ct194292040"/><text:change-start text:change-id="ct188263920"/>r<text:change-end text:change-id="ct188263920"/><text:change-start text:change-id="ct194788776"/>ns Gotlinde.</text:p>
      <text:p text:style-name="P1">Ich zog mich se<text:change-end text:change-id="ct194788776"/><text:change-start text:change-id="ct191720144"/>e<text:change-end text:change-id="ct191720144"/><text:change-start text:change-id="ct194788904"/>lisch zurück und näher an sie heran. Dies war ein niemals endender Moment, wäre die Welt mein Traum gewesen.</text:p>
      <text:p text:style-name="P1"><text:change-end text:change-id="ct1947889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Narrow" svg:font-family="'Arial Narrow'"/>
    <style:font-face style:name="OpenSymbol" svg:font-family="OpenSymbol"/>
    <style:font-face style:name="Sans Serif" svg:font-family="'Sans Serif'"/>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Head_20_1" style:display-name="Head 1" style:family="paragraph" style:next-style-name="Standard" style:list-style-name="Numbering_20_Style_20_for_20_Head_20_1">
      <style:text-properties fo:font-size="20pt" fo:font-weight="bold"/>
    </style:style>
    <style:style style:name="Head_20_2" style:display-name="Head 2" style:family="paragraph" style:next-style-name="Standard" style:list-style-name="Numbering_20_Style_20_for_20_Head_20_2">
      <style:text-properties fo:font-size="16pt" fo:font-weight="bold"/>
    </style:style>
    <style:style style:name="Enumerated_20_List" style:display-name="Enumerated List" style:family="paragraph" style:list-style-name="Numbering_20_Style_20_for_20_Enumerated_20_List">
      <style:text-properties fo:font-size="12pt"/>
    </style:style>
    <style:style style:name="Head_20_3" style:display-name="Head 3" style:family="paragraph" style:next-style-name="Standard" style:list-style-name="Numbering_20_Style_20_for_20_Head_20_3">
      <style:text-properties fo:font-size="12pt" fo:font-weight="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82cm" fo:margin-bottom="1.482cm" fo:margin-left="2.011cm" fo:margin-right="2.01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2"/>
    <style:master-page style:name="Standard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meta:initial-creator>Unknown</meta:initial-creator>
    <meta:editing-cycles>23</meta:editing-cycles>
    <dc:date>2010-08-21T17:43:38</dc:date>
    <meta:creation-date>2008-08-22T11:41:04</meta:creation-date>
    <dc:creator>Tamino Dauth</dc:creator>
    <meta:editing-duration>PT01H53M51S</meta:editing-duration>
    <meta:document-statistic meta:table-count="0" meta:image-count="0" meta:object-count="0" meta:page-count="4" meta:paragraph-count="92" meta:word-count="2402" meta:character-count="14562"/>
  </office:meta>
</office:document-meta>
</file>